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itstream Vera Serif" svg:font-family="'Bitstream Vera Serif'"/>
    <style:font-face style:name="Lucidasans1" svg:font-family="Lucidasans"/>
    <style:font-face style:name="Courier New" svg:font-family="'Courier New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style:line-height-at-least="0.635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paragraph-rsid="002e95a0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officeooo:paragraph-rsid="002e95a0" style:font-weight-asian="bold" style:font-weight-complex="bold"/>
    </style:style>
    <style:style style:name="P5" style:family="paragraph" style:parent-style-name="Standard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paragraph-rsid="002e95a0" style:font-weight-asian="bold" style:font-weight-complex="bold"/>
    </style:style>
    <style:style style:name="P6" style:family="paragraph" style:parent-style-name="Standard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paragraph-rsid="00437315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officeooo:paragraph-rsid="00437315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2e95a0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2f422f" officeooo:paragraph-rsid="002e95a0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375a90" officeooo:paragraph-rsid="00375a90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375a90" officeooo:paragraph-rsid="004818d4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375a90" officeooo:paragraph-rsid="00495faa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38b919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3da0e4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4221db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text-underline-style="none" officeooo:paragraph-rsid="004221db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text-underline-style="none" officeooo:rsid="00437315" officeooo:paragraph-rsid="00437315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text-underline-style="none" officeooo:paragraph-rsid="002e95a0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text-underline-style="none" officeooo:paragraph-rsid="00437315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437315" officeooo:paragraph-rsid="00437315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437315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text-line-through-style="none" style:text-line-through-type="none" officeooo:rsid="00437315" officeooo:paragraph-rsid="00437315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paragraph-rsid="0044c5f5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0pt" officeooo:rsid="00421a1e" officeooo:paragraph-rsid="00437315" style:font-size-asian="10pt" style:font-size-complex="10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0pt" style:text-underline-style="none" officeooo:rsid="00421a1e" officeooo:paragraph-rsid="00437315" style:font-size-asian="10pt" style:font-size-complex="10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paragraph-rsid="00375a90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462e19" officeooo:paragraph-rsid="00462e19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paragraph-rsid="004818d4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495faa" officeooo:paragraph-rsid="00495faa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4b47e0" officeooo:paragraph-rsid="004b47e0"/>
    </style:style>
    <style:style style:name="P31" style:family="paragraph" style:parent-style-name="Text_20_body">
      <loext:graphic-properties draw:fill="solid" draw:fill-color="#e6e6e6" draw:opacity="100%"/>
      <style:paragraph-properties fo:margin-left="0cm" fo:margin-right="0cm" fo:line-height="100%" fo:text-align="center" style:justify-single-word="false" fo:text-indent="0cm" style:auto-text-indent="false" fo:background-color="#e6e6e6"/>
      <style:text-properties fo:color="#000000" fo:letter-spacing="0.002cm" fo:language="es" fo:country="ES" style:text-underline-style="none" fo:font-weight="bold" officeooo:rsid="0028d960" officeooo:paragraph-rsid="002e95a0" style:letter-kerning="false" style:font-weight-asian="bold" style:font-name-complex="Arial" style:font-weight-complex="bold"/>
    </style:style>
    <style:style style:name="P32" style:family="paragraph" style:parent-style-name="Horizontal_20_Line">
      <style:paragraph-properties fo:margin-left="0cm" fo:margin-right="0cm" fo:text-indent="0cm" style:auto-text-indent="false"/>
      <style:text-properties officeooo:paragraph-rsid="002e95a0"/>
    </style:style>
    <style:style style:name="P33" style:family="paragraph" style:parent-style-name="Horizontal_20_Line">
      <style:paragraph-properties fo:margin-left="0cm" fo:margin-right="0cm" fo:text-indent="0cm" style:auto-text-indent="false"/>
      <style:text-properties style:text-underline-style="none" fo:font-weight="bold" officeooo:paragraph-rsid="002e95a0" style:font-weight-asian="bold" style:font-weight-complex="bold"/>
    </style:style>
    <style:style style:name="P34" style:family="paragraph" style:parent-style-name="Standard">
      <loext:graphic-properties draw:fill="solid" draw:fill-color="#e6e6e6" draw:opacity="100%"/>
      <style:paragraph-properties fo:text-align="center" style:justify-single-word="false" fo:background-color="#e6e6e6"/>
      <style:text-properties fo:font-weight="bold" officeooo:paragraph-rsid="002e95a0" style:font-weight-asian="bold" style:font-weight-complex="bold"/>
    </style:style>
    <style:style style:name="P35" style:family="paragraph" style:parent-style-name="Standard">
      <style:text-properties officeooo:paragraph-rsid="002e95a0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rsid="004b47e0" officeooo:paragraph-rsid="004c845f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4c845f" officeooo:paragraph-rsid="004c845f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rsid="00495faa" officeooo:paragraph-rsid="00495faa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rsid="004cc619" officeooo:paragraph-rsid="004cc619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text-underline-style="none" officeooo:rsid="004cc619" officeooo:paragraph-rsid="004cc619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paragraph-rsid="004cc619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paragraph-rsid="002e95a0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0pt" officeooo:rsid="003da0e4" officeooo:paragraph-rsid="003f40d9" style:font-size-asian="10pt" style:font-size-complex="10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rsid="004d4a99" officeooo:paragraph-rsid="004d4a99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rsid="004df84b" officeooo:paragraph-rsid="004df84b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rsid="00437315" officeooo:paragraph-rsid="002e95a0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rsid="0038b919" officeooo:paragraph-rsid="004df84b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paragraph-rsid="004df84b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weight="bold" officeooo:paragraph-rsid="002e95a0" style:font-weight-asian="bold" style:font-weight-complex="bold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paragraph-rsid="00437315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rsid="004f0a52" officeooo:paragraph-rsid="004f0a52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504f90"/>
    </style:style>
    <style:style style:name="P53" style:family="paragraph" style:parent-style-name="Standard">
      <style:paragraph-properties fo:margin-left="0cm" fo:margin-right="0cm" style:line-height-at-least="0.635cm" fo:text-align="justify" style:justify-single-word="false" fo:text-indent="0cm" style:auto-text-indent="true"/>
      <style:text-properties fo:color="#000000" fo:letter-spacing="0.002cm" fo:language="es" fo:country="ES" officeooo:paragraph-rsid="0026d753" style:letter-kerning="false" style:font-name-complex="Arial"/>
    </style:style>
    <style:style style:name="P54" style:family="paragraph" style:parent-style-name="Heading_20_1">
      <style:text-properties officeooo:paragraph-rsid="00504f90"/>
    </style:style>
    <style:style style:name="P55" style:family="paragraph" style:parent-style-name="Heading_20_2">
      <style:paragraph-properties fo:break-before="page"/>
      <style:text-properties officeooo:rsid="00362d51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2577c7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3a49de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3da0e4" style:font-size-asian="10pt" style:font-size-complex="10pt"/>
    </style:style>
    <style:style style:name="T6" style:family="text">
      <style:text-properties fo:font-size="10pt" officeooo:rsid="00421a1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f25a9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3f40d9"/>
    </style:style>
    <style:style style:name="T11" style:family="text">
      <style:text-properties style:text-underline-style="solid" style:text-underline-width="auto" style:text-underline-color="font-color" officeooo:rsid="004221db"/>
    </style:style>
    <style:style style:name="T12" style:family="text">
      <style:text-properties style:text-underline-style="solid" style:text-underline-width="auto" style:text-underline-color="font-color" officeooo:rsid="00462e19"/>
    </style:style>
    <style:style style:name="T13" style:family="text">
      <style:text-properties style:text-underline-style="solid" style:text-underline-width="auto" style:text-underline-color="font-color" officeooo:rsid="004818d4"/>
    </style:style>
    <style:style style:name="T14" style:family="text">
      <style:text-properties style:text-underline-style="solid" style:text-underline-width="auto" style:text-underline-color="font-color" officeooo:rsid="00495faa"/>
    </style:style>
    <style:style style:name="T15" style:family="text">
      <style:text-properties style:text-underline-style="solid" style:text-underline-width="auto" style:text-underline-color="font-color" officeooo:rsid="004b47e0"/>
    </style:style>
    <style:style style:name="T16" style:family="text">
      <style:text-properties style:text-underline-style="solid" style:text-underline-width="auto" style:text-underline-color="font-color" officeooo:rsid="00504f90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bold" officeooo:rsid="00504f90" style:font-weight-asian="bold" style:font-weight-complex="bold"/>
    </style:style>
    <style:style style:name="T20" style:family="text">
      <style:text-properties style:text-underline-style="none" officeooo:rsid="00462e19"/>
    </style:style>
    <style:style style:name="T21" style:family="text">
      <style:text-properties style:text-underline-style="none" officeooo:rsid="004818d4"/>
    </style:style>
    <style:style style:name="T22" style:family="text">
      <style:text-properties style:text-underline-style="none" officeooo:rsid="004df84b"/>
    </style:style>
    <style:style style:name="T23" style:family="text">
      <style:text-properties style:text-underline-style="none" officeooo:rsid="00504f90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officeooo:rsid="002f422f"/>
    </style:style>
    <style:style style:name="T26" style:family="text">
      <style:text-properties officeooo:rsid="0038b919"/>
    </style:style>
    <style:style style:name="T27" style:family="text">
      <style:text-properties officeooo:rsid="003a49de"/>
    </style:style>
    <style:style style:name="T28" style:family="text">
      <style:text-properties officeooo:rsid="003f40d9"/>
    </style:style>
    <style:style style:name="T29" style:family="text">
      <style:text-properties officeooo:rsid="004221db"/>
    </style:style>
    <style:style style:name="T30" style:family="text">
      <style:text-properties officeooo:rsid="00437315"/>
    </style:style>
    <style:style style:name="T31" style:family="text">
      <style:text-properties style:text-line-through-style="none" style:text-line-through-type="none" style:text-underline-style="none"/>
    </style:style>
    <style:style style:name="T32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462e19"/>
    </style:style>
    <style:style style:name="T35" style:family="text">
      <style:text-properties officeooo:rsid="004818d4"/>
    </style:style>
    <style:style style:name="T36" style:family="text">
      <style:text-properties officeooo:rsid="00495faa"/>
    </style:style>
    <style:style style:name="T37" style:family="text">
      <style:text-properties officeooo:rsid="004b47e0"/>
    </style:style>
    <style:style style:name="T38" style:family="text">
      <style:text-properties officeooo:rsid="00504f90"/>
    </style:style>
    <style:style style:name="T39" style:family="text">
      <style:text-properties officeooo:rsid="002e95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4" text:outline-level="1"><text:span text:style-name="T38">Diagrama EER</text:span></text:h>
      <text:h text:style-name="P55" text:outline-level="2">Traducción</text:h>
      <text:p text:style-name="P3"/>
      <text:p text:style-name="P34">PRIMERA ITERACIÓN</text:p>
      <text:p text:style-name="P35"/>
      <text:p text:style-name="P4">PASO 1:</text:p>
      <text:p text:style-name="P8"/>
      <text:p text:style-name="P10"><text:span text:style-name="T34">Empresa</text:span> (<text:span text:style-name="T16">código</text:span>, <text:span text:style-name="T34">nombre</text:span>, <text:span text:style-name="T38">descripción</text:span>)</text:p>
      <text:p text:style-name="P10">P<text:span text:style-name="T34">royecto</text:span> (<text:span text:style-name="T16">código</text:span>, <text:span text:style-name="T38">descripción</text:span>, <text:span text:style-name="T38">denominación</text:span>)</text:p>
      <text:p text:style-name="P10"><text:span text:style-name="T34">Miembro</text:span> (<text:span text:style-name="T12">id, </text:span><text:span text:style-name="T20">nombre, cargo</text:span>)</text:p>
      <text:p text:style-name="P26"><text:span text:style-name="T34">Super_Pachanga(</text:span><text:span text:style-name="T16">código</text:span><text:span text:style-name="T34">, nombre, fecha, organizador)</text:span></text:p>
      <text:p text:style-name="P27">Departamento(<text:span text:style-name="T38">código</text:span><text:span text:style-name="T9">, </text:span><text:span text:style-name="T17">nombre, miembro</text:span>)</text:p>
      <text:p text:style-name="P27"><text:span text:style-name="T38">Versión</text:span>(<text:span text:style-name="T9">id, </text:span><text:span text:style-name="T21">nombre, </text:span><text:span text:style-name="T23">descripción</text:span><text:span text:style-name="T21">, fecha_</text:span><text:span text:style-name="T23">modificación</text:span>)</text:p>
      <text:p text:style-name="P8"/>
      <text:p text:style-name="P32"/>
      <text:p text:style-name="P4">PASO 2:</text:p>
      <text:p text:style-name="P8"/>
      <text:p text:style-name="P11"><text:span text:style-name="T35">Pagina_Web</text:span> (<text:span text:style-name="T38">Código</text:span><text:span text:style-name="T13">_Proyecto</text:span><text:span text:style-name="T9">, </text:span><text:span text:style-name="T13">URL</text:span>, <text:span text:style-name="T35">Numero_Tabla, Numero_Pantalla</text:span>)</text:p>
      <text:p text:style-name="P28"><text:tab/><text:span text:style-name="T25">FK_Código_Proyecto</text:span></text:p>
      <text:p text:style-name="P11"><text:span text:style-name="T13">ERP</text:span><text:span text:style-name="T9">‘</text:span><text:span text:style-name="T13">s</text:span> (<text:span text:style-name="T38">código</text:span><text:span text:style-name="T9">_</text:span><text:span text:style-name="T13">Proyecto</text:span><text:span text:style-name="T9">, </text:span><text:span text:style-name="T13">id_ERP</text:span>, <text:span text:style-name="T35">recursos humanos, facturación, groupware, directorio</text:span>)</text:p>
      <text:p text:style-name="P28"><text:tab/><text:span text:style-name="T25">FK_Código_Proyecto</text:span></text:p>
      <text:p text:style-name="P11"><text:span text:style-name="T35">Sistema_Venta_Almacén</text:span> (<text:span text:style-name="T38">código_Proyecto</text:span><text:span text:style-name="T9">, </text:span><text:span text:style-name="T13">id_sistema</text:span>, <text:span text:style-name="T35">Numero_cliente</text:span>)</text:p>
      <text:p text:style-name="P28"><text:tab/><text:span text:style-name="T25">FK_Código_Proyecto</text:span></text:p>
      <text:p text:style-name="P12"><text:span text:style-name="T38">Gestión</text:span> (<text:span text:style-name="T38">código</text:span><text:span text:style-name="T14">_departamento</text:span><text:span text:style-name="T9">, </text:span><text:span text:style-name="T14">codigo_gestion</text:span>, <text:span text:style-name="T36">nombre, miembro</text:span>)</text:p>
      <text:p text:style-name="P29"><text:tab/><text:span text:style-name="T25">FK_Código</text:span>_Departamento</text:p>
      <text:p text:style-name="P12"><text:span text:style-name="T38">Ingeniería</text:span>(<text:span text:style-name="T14">codigo_departamento</text:span><text:span text:style-name="T9">, </text:span><text:span text:style-name="T16">código</text:span><text:span text:style-name="T14">_</text:span><text:span text:style-name="T16">Ingeniería</text:span>, <text:span text:style-name="T36">nombre, miembro</text:span>)</text:p>
      <text:p text:style-name="P29"><text:tab/><text:span text:style-name="T25">FK_Código</text:span>_Departamento</text:p>
      <text:p text:style-name="P12"><text:span text:style-name="T36">Venta</text:span> (<text:span text:style-name="T14">codigo_departamento</text:span><text:span text:style-name="T9">, </text:span><text:span text:style-name="T14">codigo_venta</text:span>, <text:span text:style-name="T36">nombre, miembro</text:span>)</text:p>
      <text:p text:style-name="P29"><text:tab/><text:span text:style-name="T25">FK_</text:span>Codigo_Departamento</text:p>
      <text:p text:style-name="P29"/>
      <text:p text:style-name="P32"/>
      <text:p text:style-name="P4">PASO 3:</text:p>
      <text:p text:style-name="P29">Miembro (<text:span text:style-name="T9">id_miembro</text:span><text:span text:style-name="T31">,</text:span><text:span text:style-name="T32">id_SuperPachanga</text:span>)</text:p>
      <text:p text:style-name="P29"><text:tab/><text:tab/>Pk_id_<text:span text:style-name="T37">M</text:span>iembro, FK_id_<text:span text:style-name="T37">S</text:span>uper_<text:span text:style-name="T37">P</text:span>achanga</text:p>
      <text:p text:style-name="P39">Miembro (<text:span text:style-name="T9">id_miembro, codigo_departamento)</text:span></text:p>
      <text:p text:style-name="P40">PK_id_miembro, FK_codigo_departamento</text:p>
      <text:p text:style-name="P32"/>
      <text:p text:style-name="P4">PASO 4:</text:p>
      <text:p text:style-name="P30">Proyecto(<text:span text:style-name="T9">codigo_proyecto, codigo_empresa)</text:span></text:p>
      <text:p text:style-name="P36"><text:tab/><text:tab/>PK_codigo_proyecto, FK_codigo_empresa</text:p>
      <text:p text:style-name="P51"><text:soft-page-break/>Proyecto (<text:span text:style-name="T9">id_proyecto, dui_cliente, </text:span><text:span text:style-name="T16">denominación</text:span><text:span text:style-name="T17">, </text:span><text:span text:style-name="T23">descripción</text:span><text:span text:style-name="T17">, documento_</text:span><text:span text:style-name="T23">electrónico</text:span><text:span text:style-name="T17">, fecha_inicio, precio_</text:span><text:span text:style-name="T23">implantación</text:span></text:p>
      <text:p text:style-name="P37"><text:span text:style-name="T38">Versión</text:span>(<text:span text:style-name="T9">id_</text:span><text:span text:style-name="T16">versión</text:span><text:span text:style-name="T9">, codigo_proyecto,</text:span><text:span text:style-name="T17">nombre, </text:span><text:span text:style-name="T23">descripción</text:span><text:span text:style-name="T17">, fecha_</text:span><text:span text:style-name="T23">modificación</text:span><text:span text:style-name="T17">)</text:span></text:p>
      <text:p text:style-name="P37"><text:span text:style-name="T17">PK_id_</text:span><text:span text:style-name="T23">versión</text:span><text:span text:style-name="T17">, FK_codigo_proyecto</text:span></text:p>
      <text:p text:style-name="P37"><text:span text:style-name="T17"/></text:p>
      <text:p text:style-name="P37"><text:span text:style-name="T17">Empresa (</text:span><text:span text:style-name="T9">codigo_empresa, id_miembro, </text:span><text:span text:style-name="T17">nombre, </text:span><text:span text:style-name="T23">descripción</text:span><text:span text:style-name="T17">)</text:span></text:p>
      <text:p text:style-name="P37"><text:span text:style-name="T17">PK_codigo_empresa, FK_id_miembro</text:span></text:p>
      <text:p text:style-name="P37"><text:span text:style-name="T17"/></text:p>
      <text:p text:style-name="P39"><text:span text:style-name="T17">Proyecto (</text:span><text:span text:style-name="T9">codigo_proyecto, id_</text:span><text:span text:style-name="T16">súper</text:span><text:span text:style-name="T9">_pachanga, </text:span><text:span text:style-name="T16">denominación</text:span><text:span text:style-name="T17">, </text:span><text:span text:style-name="T23">descripción</text:span><text:span text:style-name="T17">, documento_</text:span><text:span text:style-name="T23">electrónico</text:span><text:span text:style-name="T17">)</text:span></text:p>
      <text:p text:style-name="P39"><text:span text:style-name="T17">PK_codigo_proyecto, FK_super_pachanga</text:span></text:p>
      <text:p text:style-name="P41"/>
      <text:p text:style-name="P32"/>
      <text:p text:style-name="P4">PASO 5:</text:p>
      <text:p text:style-name="P8">Relación <text:span text:style-name="T37">asisten</text:span>:</text:p>
      <text:p text:style-name="P8"><text:span text:style-name="T37">asisten</text:span>(<text:span text:style-name="T15">codigo_miembro</text:span><text:span text:style-name="T9">, </text:span><text:span text:style-name="T15">codigo_super_pachanga</text:span>)</text:p>
      <text:p text:style-name="P9"><text:s text:c="11"/>FK_<text:span text:style-name="T37">Codigo_miembro</text:span> FK_<text:span text:style-name="T37">Super_pachanga</text:span> </text:p>
      <text:p text:style-name="P13"/>
      <text:p text:style-name="P32"/>
      <text:p text:style-name="P4">PASO 6:</text:p>
      <text:p text:style-name="P4"/>
      <text:p text:style-name="P48"><text:span text:style-name="T7">PASO : </text:span>no hay pendientes</text:p>
      <text:p text:style-name="P48"><text:span text:style-name="T7">PASO :</text:span> no hay pendientes</text:p>
      <text:p text:style-name="P47"><text:span text:style-name="T7">PASO :</text:span> no hay pendientes</text:p>
      <text:p text:style-name="P8"/>
      <text:p text:style-name="P32"/>
      <text:p text:style-name="P8"><text:span text:style-name="T7">PASO 7:</text:span></text:p>
      <text:p text:style-name="P8"><text:span text:style-name="T7"/></text:p>
      <text:p text:style-name="P48"><text:span text:style-name="T7">PASO : </text:span>no hay pendientes</text:p>
      <text:p text:style-name="P48"><text:span text:style-name="T7">PASO :</text:span> no hay pendientes</text:p>
      <text:p text:style-name="P48"><text:span text:style-name="T7">PASO :</text:span> no hay pendientes</text:p>
      <text:p text:style-name="P14"/>
      <text:p text:style-name="P43"/>
      <text:p text:style-name="P32"/>
      <text:p text:style-name="P4">PASO 8:</text:p>
      <text:p text:style-name="P8"/>
      <text:p text:style-name="P44">Pagina_Web (<text:span text:style-name="T9">url, codigo_proyecto, </text:span><text:span text:style-name="T17">numero_tabla, numero_pantalla)</text:span></text:p>
      <text:p text:style-name="P44"><text:span text:style-name="T17">FK_codigo_proyecto</text:span></text:p>
      <text:p text:style-name="P44"><text:span text:style-name="T17"/></text:p>
      <text:p text:style-name="P44"><text:span text:style-name="T17">ERP (</text:span><text:span text:style-name="T9">id_erp, codigo_proyecto, </text:span><text:span text:style-name="T16">facturación</text:span><text:span text:style-name="T22">, groupware)</text:span></text:p>
      <text:p text:style-name="P45"><text:span text:style-name="T17">FK_codigo_proyecto</text:span></text:p>
      <text:p text:style-name="P45"><text:soft-page-break/><text:span text:style-name="T17"/></text:p>
      <text:p text:style-name="P45"><text:span text:style-name="T17">Sistema_venta_almacenes(</text:span><text:span text:style-name="T9">id_sistema, </text:span><text:span text:style-name="T16">código</text:span><text:span text:style-name="T9">_proyecto,</text:span><text:span text:style-name="T17"> numero_cliente)</text:span></text:p>
      <text:p text:style-name="P45"><text:span text:style-name="T17">FK_</text:span><text:span text:style-name="T23">código</text:span><text:span text:style-name="T17">_proyecto</text:span></text:p>
      <text:p text:style-name="P45"><text:span text:style-name="T17"/></text:p>
      <text:p text:style-name="P45"><text:span text:style-name="T23">Gestión</text:span><text:span text:style-name="T17"> (</text:span><text:span text:style-name="T23">código</text:span><text:span text:style-name="T9">_</text:span><text:span text:style-name="T16">gestión</text:span><text:span text:style-name="T9">, </text:span><text:span text:style-name="T16">código</text:span><text:span text:style-name="T9">_departamento, </text:span><text:span text:style-name="T17">nombre, miembro)</text:span></text:p>
      <text:p text:style-name="P45"><text:span text:style-name="T17">FK_</text:span><text:span text:style-name="T23">código</text:span><text:span text:style-name="T17">_departamento</text:span></text:p>
      <text:p text:style-name="P45"><text:span text:style-name="T17"/></text:p>
      <text:p text:style-name="P45"><text:span text:style-name="T17">Venta (</text:span><text:span text:style-name="T23">código</text:span><text:span text:style-name="T9">_venta, </text:span><text:span text:style-name="T16">código</text:span><text:span text:style-name="T9">_departamento, </text:span><text:span text:style-name="T17">nombre, miembro)</text:span></text:p>
      <text:p text:style-name="P45"><text:span text:style-name="T17">FK_</text:span><text:span text:style-name="T23">código</text:span><text:span text:style-name="T17">_departamento</text:span></text:p>
      <text:p text:style-name="P45"><text:span text:style-name="T17"/></text:p>
      <text:p text:style-name="P45"><text:span text:style-name="T23">Ingeniería</text:span><text:span text:style-name="T17"> (</text:span><text:span text:style-name="T9">codigo_</text:span><text:span text:style-name="T16">ingeniería</text:span><text:span text:style-name="T9">, </text:span><text:span text:style-name="T16">código</text:span><text:span text:style-name="T9">_departamento, </text:span><text:span text:style-name="T17">nombre, miembro)</text:span></text:p>
      <text:p text:style-name="P45"><text:span text:style-name="T17">FK_</text:span><text:span text:style-name="T23">código</text:span><text:span text:style-name="T17">_departamento</text:span></text:p>
      <text:p text:style-name="P45"><text:span text:style-name="T17"/></text:p>
      <text:p text:style-name="P45"><text:span text:style-name="T17"/></text:p>
      <text:p text:style-name="P46"/>
      <text:p text:style-name="P8"/>
      <text:p text:style-name="P8"><text:tab/></text:p>
      <text:p text:style-name="P5">SEGUNDA ITERACIÓN</text:p>
      <text:p text:style-name="P8"/>
      <text:p text:style-name="P8"><text:span text:style-name="T7">PASO 1: </text:span>no hay pendientes</text:p>
      <text:p text:style-name="P8"><text:span text:style-name="T7">PASO 2:</text:span> no hay pendientes</text:p>
      <text:p text:style-name="P8"><text:span text:style-name="T7">PASO 3:</text:span> no hay pendientes</text:p>
      <text:p text:style-name="P7"/>
      <text:p text:style-name="P7"/>
      <text:p text:style-name="P21"><text:span text:style-name="T7">PASO 4:</text:span> </text:p>
      <text:p text:style-name="P20"/>
      <text:p text:style-name="P22"/>
      <text:p text:style-name="P32"/>
      <text:p text:style-name="P21"><text:span text:style-name="T7">PASO 5:</text:span><text:span text:style-name="T33"> no hay pendientes</text:span></text:p>
      <text:p text:style-name="P21"/>
      <text:p text:style-name="P7"/>
      <text:p text:style-name="P32"/>
      <text:p text:style-name="P21"><text:span text:style-name="T7">PASO 6: </text:span><text:span text:style-name="T33">no hay pendientes</text:span></text:p>
      <text:p text:style-name="P21"/>
      <text:p text:style-name="P32"/>
      <text:p text:style-name="P4">PASO 7:</text:p>
      <text:p text:style-name="P8"><text:span text:style-name="T6"/></text:p>
      <text:p text:style-name="P16"/>
      <text:p text:style-name="P33"/>
      <text:p text:style-name="P8"><text:span text:style-name="T18">PASO 8:</text:span><text:span text:style-name="T17"> No hay pendientes</text:span></text:p>
      <text:p text:style-name="P18"/>
      <text:p text:style-name="P5"><text:soft-page-break/>TERCERA ITERACIÓN</text:p>
      <text:p text:style-name="P8"><text:span text:style-name="T7">PASO 1:</text:span> no hay pendientes</text:p>
      <text:p text:style-name="P8"><text:span text:style-name="T18">PASO 2:</text:span><text:span text:style-name="T17"> no hay pendientes</text:span></text:p>
      <text:p text:style-name="P8"><text:span text:style-name="T18">PASO 3:</text:span><text:span text:style-name="T17"> no hay pendientes</text:span></text:p>
      <text:p text:style-name="P8"><text:span text:style-name="T18">PASO 4:</text:span><text:span text:style-name="T17"> no hay pendientes</text:span></text:p>
      <text:p text:style-name="P8"><text:span text:style-name="T18">PASO 5:</text:span><text:span text:style-name="T17"> no hay pendientes</text:span></text:p>
      <text:p text:style-name="P52"><text:span text:style-name="T18">PASO 6:</text:span><text:span text:style-name="T24"> no hay pendientes</text:span></text:p>
      <text:p text:style-name="P25"/>
      <text:p text:style-name="P18"/>
      <text:p text:style-name="P8"><text:span text:style-name="T18">PASO 7:</text:span><text:span text:style-name="T17"> no hay pendientes</text:span></text:p>
      <text:p text:style-name="P8"><text:span text:style-name="T18">PASO 8:</text:span><text:span text:style-name="T17"> no hay pendientes</text:span></text:p>
      <text:p text:style-name="P19"/>
      <text:p text:style-name="P6"><text:span text:style-name="T30">CUARTA</text:span> ITERACIÓN</text:p>
      <text:p text:style-name="P21"><text:span text:style-name="T7">PASO 1:</text:span> no hay pendientes</text:p>
      <text:p text:style-name="P21"><text:span text:style-name="T18">PASO 2:</text:span><text:span text:style-name="T17"> no hay pendientes</text:span></text:p>
      <text:p text:style-name="P21"><text:span text:style-name="T18">PASO 3:</text:span><text:span text:style-name="T17"> no hay pendientes</text:span></text:p>
      <text:p text:style-name="P21"><text:span text:style-name="T18">PASO 4:</text:span><text:span text:style-name="T17"> no hay pendientes</text:span></text:p>
      <text:p text:style-name="P21"><text:span text:style-name="T18">PASO 5:</text:span><text:span text:style-name="T17"> no hay pendientes</text:span></text:p>
      <text:p text:style-name="P23"><text:span text:style-name="T18">PASO 6:</text:span><text:span text:style-name="T17"> no hay pendientes</text:span></text:p>
      <text:p text:style-name="P21"><text:span text:style-name="T18">PASO 7:</text:span><text:span text:style-name="T17"> no hay pendientes</text:span></text:p>
      <text:p text:style-name="P21"><text:span text:style-name="T18">PASO 8:</text:span><text:span text:style-name="T17"> no hay pendientes</text:span></text:p>
      <text:p text:style-name="P19"/>
      <text:p text:style-name="P31">FIN DEL ALGORIT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itstream Vera Serif" svg:font-family="'Bitstream Vera Serif'"/>
    <style:font-face style:name="Lucidasans1" svg:font-family="Lucidasans"/>
    <style:font-face style:name="Courier New" svg:font-family="'Courier New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es" fo:country="SV" style:font-name-asian="Bitstream Vera Sans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s" fo:country="SV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tru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loext:graphic-properties draw:fill="none" draw:fill-color="#99ccff"/>
      <style:paragraph-properties fo:margin-top="0.423cm" fo:margin-bottom="0.212cm" loext:contextual-spacing="false" fo:background-color="transparent" fo:padding="0.049cm" fo:border="0.06pt solid #000000" style:shadow="#808080 0.18cm 0.18cm" fo:keep-with-next="always"/>
      <style:text-properties style:font-name="Bitstream Vera Sans" fo:font-family="'Bitstream Vera Sans'" style:font-family-generic="swiss" style:font-pitch="variable" fo:font-size="14pt" fo:font-weight="normal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dee6ef" draw:opacity="100%"/>
      <style:paragraph-properties fo:margin-left="0cm" fo:margin-right="0cm" fo:text-align="center" style:justify-single-word="false" fo:text-indent="0cm" style:auto-text-indent="false" fo:background-color="#dee6ef"/>
      <style:text-properties style:font-name="DejaVu Sans"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List" style:family="paragraph" style:parent-style-name="Text_20_body" style:class="list">
      <style:text-properties style:font-name="Bitstream Vera Serif" fo:font-family="'Bitstream Vera Serif'"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Bitstream Vera Serif" fo:font-family="'Bitstream Vera Serif'"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fo:font-family="'Bitstream Vera Serif'" style:font-name-complex="Lucidasans1" style:font-family-complex="Lucidasans"/>
    </style:style>
    <style:style style:name="Title" style:family="paragraph" style:parent-style-name="Heading" style:next-style-name="Text_20_body" style:default-outline-level="1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RTF_5f_Num_20_12_20_1" style:display-name="RTF_Num 1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2" style:display-name="RTF_Num 12 2" style:family="text"/>
    <style:style style:name="RTF_5f_Num_20_12_20_3" style:display-name="RTF_Num 1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4" style:display-name="RTF_Num 1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5" style:display-name="RTF_Num 1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6" style:display-name="RTF_Num 1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7" style:display-name="RTF_Num 1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8" style:display-name="RTF_Num 1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9" style:display-name="RTF_Num 1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1" style:display-name="RTF_Num 1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2" style:display-name="RTF_Num 18 2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31_20_1" style:display-name="RTF_Num 31 1" style:family="text"/>
    <style:style style:name="RTF_5f_Num_20_31_20_2" style:display-name="RTF_Num 31 2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/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/>
    <style:style style:name="RTF_5f_Num_20_3_20_3" style:display-name="RTF_Num 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1" style:display-name="RTF_Num 1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2" style:display-name="RTF_Num 1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3" style:display-name="RTF_Num 1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4" style:display-name="RTF_Num 1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5" style:display-name="RTF_Num 1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6" style:display-name="RTF_Num 1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7" style:display-name="RTF_Num 1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8" style:display-name="RTF_Num 1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9" style:display-name="RTF_Num 1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2" style:display-name="RTF_Num 7 2" style:family="text"/>
    <style:style style:name="RTF_5f_Num_20_7_20_3" style:display-name="RTF_Num 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4" style:display-name="RTF_Num 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5" style:display-name="RTF_Num 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6" style:display-name="RTF_Num 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7" style:display-name="RTF_Num 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8" style:display-name="RTF_Num 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9" style:display-name="RTF_Num 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1" style:display-name="RTF_Num 2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2" style:display-name="RTF_Num 2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3" style:display-name="RTF_Num 2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4" style:display-name="RTF_Num 2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5" style:display-name="RTF_Num 2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6" style:display-name="RTF_Num 2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7" style:display-name="RTF_Num 2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8" style:display-name="RTF_Num 2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9" style:display-name="RTF_Num 2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1" style:display-name="RTF_Num 2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6_20_2" style:display-name="RTF_Num 2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6_20_3" style:display-name="RTF_Num 2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4" style:display-name="RTF_Num 2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6_20_5" style:display-name="RTF_Num 2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6_20_6" style:display-name="RTF_Num 2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7" style:display-name="RTF_Num 2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6_20_8" style:display-name="RTF_Num 2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6_20_9" style:display-name="RTF_Num 2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2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2" style:display-name="RTF_Num 12">
      <text:list-level-style-bullet text:level="1" text:style-name="RTF_5f_Num_20_12_20_1" text:bullet-char="">
        <style:list-level-properties text:space-before="2.134cm" text:min-label-width="0.635cm"/>
        <style:text-properties style:font-name="Symbol"/>
      </text:list-level-style-bullet>
      <text:list-level-style-number text:level="2" text:style-name="RTF_5f_Num_20_12_20_2" style:num-suffix="." style:num-format="1">
        <style:list-level-properties text:space-before="3.404cm" text:min-label-width="0.635cm"/>
      </text:list-level-style-number>
      <text:list-level-style-bullet text:level="3" text:style-name="RTF_5f_Num_20_12_20_3" text:bullet-char="">
        <style:list-level-properties text:space-before="4.674cm" text:min-label-width="0.635cm"/>
        <style:text-properties style:font-name="Wingdings"/>
      </text:list-level-style-bullet>
      <text:list-level-style-bullet text:level="4" text:style-name="RTF_5f_Num_20_12_20_4" text:bullet-char="">
        <style:list-level-properties text:space-before="5.944cm" text:min-label-width="0.635cm"/>
        <style:text-properties style:font-name="Symbol"/>
      </text:list-level-style-bullet>
      <text:list-level-style-bullet text:level="5" text:style-name="RTF_5f_Num_20_12_20_5" text:bullet-char="o">
        <style:list-level-properties text:space-before="7.214cm" text:min-label-width="0.635cm"/>
        <style:text-properties style:font-name="Courier New"/>
      </text:list-level-style-bullet>
      <text:list-level-style-bullet text:level="6" text:style-name="RTF_5f_Num_20_12_20_6" text:bullet-char="">
        <style:list-level-properties text:space-before="8.484cm" text:min-label-width="0.635cm"/>
        <style:text-properties style:font-name="Wingdings"/>
      </text:list-level-style-bullet>
      <text:list-level-style-bullet text:level="7" text:style-name="RTF_5f_Num_20_12_20_7" text:bullet-char="">
        <style:list-level-properties text:space-before="9.754cm" text:min-label-width="0.635cm"/>
        <style:text-properties style:font-name="Symbol"/>
      </text:list-level-style-bullet>
      <text:list-level-style-bullet text:level="8" text:style-name="RTF_5f_Num_20_12_20_8" text:bullet-char="o">
        <style:list-level-properties text:space-before="11.024cm" text:min-label-width="0.635cm"/>
        <style:text-properties style:font-name="Courier New"/>
      </text:list-level-style-bullet>
      <text:list-level-style-bullet text:level="9" text:style-name="RTF_5f_Num_20_12_20_9" text:bullet-char="">
        <style:list-level-properties text:space-before="12.29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8" style:display-name="RTF_Num 18">
      <text:list-level-style-bullet text:level="1" text:style-name="RTF_5f_Num_20_18_20_1" text:bullet-char="">
        <style:list-level-properties text:space-before="2.512cm" text:min-label-width="0.635cm"/>
        <style:text-properties style:font-name="Symbol"/>
      </text:list-level-style-bullet>
      <text:list-level-style-bullet text:level="2" text:style-name="RTF_5f_Num_20_18_20_2" text:bullet-char="">
        <style:list-level-properties text:space-before="2.889cm" text:min-label-width="0.635cm"/>
        <style:text-properties style:font-name="Symbol"/>
      </text:list-level-style-bullet>
      <text:list-level-style-number text:level="3" text:style-name="RTF_5f_Num_20_18_20_3" style:num-suffix="." style:num-format="i">
        <style:list-level-properties text:space-before="4.476cm" text:min-label-width="0.318cm" fo:text-align="end"/>
      </text:list-level-style-number>
      <text:list-level-style-number text:level="4" text:style-name="RTF_5f_Num_20_18_20_4" style:num-suffix="." style:num-format="1">
        <style:list-level-properties text:space-before="5.429cm" text:min-label-width="0.635cm"/>
      </text:list-level-style-number>
      <text:list-level-style-number text:level="5" text:style-name="RTF_5f_Num_20_18_20_5" style:num-suffix="." style:num-format="a" style:num-letter-sync="true">
        <style:list-level-properties text:space-before="6.699cm" text:min-label-width="0.635cm"/>
      </text:list-level-style-number>
      <text:list-level-style-number text:level="6" text:style-name="RTF_5f_Num_20_18_20_6" style:num-suffix="." style:num-format="i">
        <style:list-level-properties text:space-before="8.286cm" text:min-label-width="0.318cm" fo:text-align="end"/>
      </text:list-level-style-number>
      <text:list-level-style-number text:level="7" text:style-name="RTF_5f_Num_20_18_20_7" style:num-suffix="." style:num-format="1">
        <style:list-level-properties text:space-before="9.239cm" text:min-label-width="0.635cm"/>
      </text:list-level-style-number>
      <text:list-level-style-number text:level="8" text:style-name="RTF_5f_Num_20_18_20_8" style:num-suffix="." style:num-format="a" style:num-letter-sync="true">
        <style:list-level-properties text:space-before="10.509cm" text:min-label-width="0.635cm"/>
      </text:list-level-style-number>
      <text:list-level-style-number text:level="9" text:style-name="RTF_5f_Num_20_18_20_9" style:num-suffix="." style:num-format="i">
        <style:list-level-properties text:space-before="12.096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0" style:display-name="RTF_Num 10">
      <text:list-level-style-number text:level="1" text:style-name="RTF_5f_Num_20_10_20_1" style:num-suffix="." style:num-format="1" text:start-value="4">
        <style:list-level-properties text:space-before="0.607cm" text:min-label-width="0.635cm"/>
      </text:list-level-style-number>
      <text:list-level-style-bullet text:level="2" text:style-name="RTF_5f_Num_20_10_20_2" text:bullet-char="">
        <style:list-level-properties text:space-before="2.512cm" text:min-label-width="0.635cm"/>
        <style:text-properties style:font-name="Symbol"/>
      </text:list-level-style-bullet>
      <text:list-level-style-number text:level="3" text:style-name="RTF_5f_Num_20_10_20_3" style:num-suffix="." style:num-format="i">
        <style:list-level-properties text:space-before="4.099cm" text:min-label-width="0.318cm" fo:text-align="end"/>
      </text:list-level-style-number>
      <text:list-level-style-number text:level="4" text:style-name="RTF_5f_Num_20_10_20_4" style:num-suffix="." style:num-format="1">
        <style:list-level-properties text:space-before="5.052cm" text:min-label-width="0.635cm"/>
      </text:list-level-style-number>
      <text:list-level-style-number text:level="5" text:style-name="RTF_5f_Num_20_10_20_5" style:num-suffix="." style:num-format="a" style:num-letter-sync="true">
        <style:list-level-properties text:space-before="6.322cm" text:min-label-width="0.635cm"/>
      </text:list-level-style-number>
      <text:list-level-style-number text:level="6" text:style-name="RTF_5f_Num_20_10_20_6" style:num-suffix="." style:num-format="i">
        <style:list-level-properties text:space-before="7.909cm" text:min-label-width="0.318cm" fo:text-align="end"/>
      </text:list-level-style-number>
      <text:list-level-style-number text:level="7" text:style-name="RTF_5f_Num_20_10_20_7" style:num-suffix="." style:num-format="1">
        <style:list-level-properties text:space-before="8.862cm" text:min-label-width="0.635cm"/>
      </text:list-level-style-number>
      <text:list-level-style-number text:level="8" text:style-name="RTF_5f_Num_20_10_20_8" style:num-suffix="." style:num-format="a" style:num-letter-sync="true">
        <style:list-level-properties text:space-before="10.132cm" text:min-label-width="0.635cm"/>
      </text:list-level-style-number>
      <text:list-level-style-number text:level="9" text:style-name="RTF_5f_Num_20_10_20_9" style:num-suffix="." style:num-format="i">
        <style:list-level-properties text:space-before="11.719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1" style:display-name="RTF_Num 31">
      <text:list-level-style-number text:level="1" text:style-name="RTF_5f_Num_20_31_20_1" style:num-suffix="." style:num-format="1" text:start-value="5">
        <style:list-level-properties text:space-before="0.607cm" text:min-label-width="0.635cm"/>
      </text:list-level-style-number>
      <text:list-level-style-bullet text:level="2" text:style-name="RTF_5f_Num_20_31_20_2" text:bullet-char="">
        <style:list-level-properties text:space-before="1.905cm" text:min-label-width="0.635cm"/>
        <style:text-properties style:font-name="Symbol"/>
      </text:list-level-style-bullet>
      <text:list-level-style-number text:level="3" text:style-name="RTF_5f_Num_20_31_20_3" style:num-suffix="." style:num-format="1">
        <style:list-level-properties text:space-before="3.493cm" text:min-label-width="0.635cm"/>
      </text:list-level-style-number>
      <text:list-level-style-number text:level="4" text:style-name="RTF_5f_Num_20_31_20_4" style:num-suffix="." style:num-format="1">
        <style:list-level-properties text:space-before="4.445cm" text:min-label-width="0.635cm"/>
      </text:list-level-style-number>
      <text:list-level-style-number text:level="5" text:style-name="RTF_5f_Num_20_31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31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31_20_7" style:num-suffix="." style:num-format="1">
        <style:list-level-properties text:space-before="8.255cm" text:min-label-width="0.635cm"/>
      </text:list-level-style-number>
      <text:list-level-style-number text:level="8" text:style-name="RTF_5f_Num_20_31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31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bullet text:level="1" text:style-name="RTF_5f_Num_20_2_20_1" text:bullet-char="">
        <style:list-level-properties text:space-before="1.242cm" text:min-label-width="0.635cm"/>
        <style:text-properties style:font-name="Symbol"/>
      </text:list-level-style-bullet>
      <text:list-level-style-number text:level="2" text:style-name="RTF_5f_Num_20_2_20_2" style:num-suffix="." style:num-format="1" text:start-value="5">
        <style:list-level-properties text:space-before="2.512cm" text:min-label-width="0.635cm"/>
      </text:list-level-style-number>
      <text:list-level-style-bullet text:level="3" text:style-name="RTF_5f_Num_20_2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bullet text:level="1" text:style-name="RTF_5f_Num_20_3_20_1" text:bullet-char="">
        <style:list-level-properties text:space-before="1.242cm" text:min-label-width="0.635cm"/>
        <style:text-properties style:font-name="Symbol"/>
      </text:list-level-style-bullet>
      <text:list-level-style-number text:level="2" text:style-name="RTF_5f_Num_20_3_20_2" style:num-suffix="." style:num-format="1">
        <style:list-level-properties text:space-before="2.512cm" text:min-label-width="0.635cm"/>
      </text:list-level-style-number>
      <text:list-level-style-bullet text:level="3" text:style-name="RTF_5f_Num_20_3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3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3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3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3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3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3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3" style:display-name="RTF_Num 13">
      <text:list-level-style-bullet text:level="1" text:style-name="RTF_5f_Num_20_13_20_1" text:bullet-char="">
        <style:list-level-properties text:space-before="1.242cm" text:min-label-width="0.635cm"/>
        <style:text-properties style:font-name="Symbol"/>
      </text:list-level-style-bullet>
      <text:list-level-style-bullet text:level="2" text:style-name="RTF_5f_Num_20_13_20_2" text:bullet-char="o">
        <style:list-level-properties text:space-before="2.512cm" text:min-label-width="0.635cm"/>
        <style:text-properties style:font-name="Courier New"/>
      </text:list-level-style-bullet>
      <text:list-level-style-bullet text:level="3" text:style-name="RTF_5f_Num_20_13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13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13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13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13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13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13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7" style:display-name="RTF_Num 7">
      <text:list-level-style-bullet text:level="1" text:style-name="RTF_5f_Num_20_7_20_1" text:bullet-char="">
        <style:list-level-properties text:space-before="1.242cm" text:min-label-width="0.635cm"/>
        <style:text-properties style:font-name="Symbol"/>
      </text:list-level-style-bullet>
      <text:list-level-style-number text:level="2" text:style-name="RTF_5f_Num_20_7_20_2" style:num-suffix="." style:num-format="1">
        <style:list-level-properties text:space-before="2.512cm" text:min-label-width="0.635cm"/>
      </text:list-level-style-number>
      <text:list-level-style-bullet text:level="3" text:style-name="RTF_5f_Num_20_7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7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7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7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7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7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7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0" style:display-name="RTF_Num 20">
      <text:list-level-style-bullet text:level="1" text:style-name="RTF_5f_Num_20_20_20_1" text:bullet-char="">
        <style:list-level-properties text:space-before="1.242cm" text:min-label-width="0.635cm"/>
        <style:text-properties style:font-name="Symbol"/>
      </text:list-level-style-bullet>
      <text:list-level-style-bullet text:level="2" text:style-name="RTF_5f_Num_20_20_20_2" text:bullet-char="o">
        <style:list-level-properties text:space-before="2.512cm" text:min-label-width="0.635cm"/>
        <style:text-properties style:font-name="Courier New"/>
      </text:list-level-style-bullet>
      <text:list-level-style-bullet text:level="3" text:style-name="RTF_5f_Num_20_20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20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20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20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20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20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20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6" style:display-name="RTF_Num 26">
      <text:list-level-style-bullet text:level="1" text:style-name="RTF_5f_Num_20_26_20_1" text:bullet-char="">
        <style:list-level-properties text:space-before="1.242cm" text:min-label-width="0.635cm"/>
        <style:text-properties style:font-name="Symbol"/>
      </text:list-level-style-bullet>
      <text:list-level-style-bullet text:level="2" text:style-name="RTF_5f_Num_20_26_20_2" text:bullet-char="o">
        <style:list-level-properties text:space-before="2.512cm" text:min-label-width="0.635cm"/>
        <style:text-properties style:font-name="Courier New"/>
      </text:list-level-style-bullet>
      <text:list-level-style-bullet text:level="3" text:style-name="RTF_5f_Num_20_26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26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26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26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26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26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26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fo:font-size="10pt" fo:font-weight="bold" officeooo:rsid="002577c7" style:font-size-asian="10pt" style:font-weight-asian="bold" style:font-size-complex="10pt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0pt" fo:font-weight="bold" officeooo:rsid="003a49de" style:font-size-asian="10pt" style:font-weight-asian="bold" style:font-size-complex="10pt" style:font-weight-complex="bold"/>
    </style:style>
    <style:style style:name="MT5" style:family="text">
      <style:text-properties officeooo:rsid="001f25a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dministración</text:span><text:span text:style-name="MT2"> de Base</text:span><text:span text:style-name="MT1">s</text:span><text:span text:style-name="MT2"> de Datos</text:span><text:span text:style-name="MT3"><text:tab/><text:tab/></text:span><text:span text:style-name="MT4">Ejercicio de traducción EER → Relacional</text:span></text:p>
      </style:header>
      <style:footer>
        <text:p text:style-name="MP2"><text:span text:style-name="MT5">DEI </text:span>- U<text:span text:style-name="MT5">C</text:span>A<text:tab/><text:page-number text:select-page="current">5</text:page-number>/<text:page-count>5</text:page-count><text:tab/>Carlos Juan Martín Pérez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Carlos Juan Martín Pérez</meta:initial-creator>
    <meta:creation-date>2005-03-04T07:49:51</meta:creation-date>
    <dc:date>2019-08-30T17:00:18.063399372</dc:date>
    <meta:printed-by>Carlos Juan Martín Pérez</meta:printed-by>
    <meta:print-date>2005-03-10T07:58:22</meta:print-date>
    <dc:language>es-SV</dc:language>
    <meta:editing-cycles>40</meta:editing-cycles>
    <meta:editing-duration>P2DT10H58M52S</meta:editing-duration>
    <meta:document-statistic meta:table-count="0" meta:image-count="0" meta:object-count="0" meta:page-count="5" meta:paragraph-count="94" meta:word-count="335" meta:character-count="3044" meta:non-whitespace-character-count="2777"/>
    <meta:user-defined meta:name="Info 1"/>
    <meta:user-defined meta:name="Info 2"/>
    <meta:user-defined meta:name="Info 3"/>
    <meta:user-defined meta:name="Info 4"/>
  </office:meta>
</office:document-meta>
</file>